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B821C10B5AA23B95.png" manifest:media-type="image/png"/>
  <manifest:file-entry manifest:full-path="Pictures/1000000000000780000004387D2A35B61C5D7DD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5.028in, 2.234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071in, 4.9465in, 2.777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x="-0.2701in" svg:y="-0.2102in" svg:width="10.7689in" svg:height="5.6272in" draw:z-index="0"><draw:image xlink:href="Pictures/100000000000078000000438B821C10B5AA23B95.png" xlink:type="simple" xlink:show="embed" xlink:actuate="onLoad" loext:mime-type="image/png"/></draw:frame></text:p>
      <text:p text:style-name="P1"><draw:frame draw:style-name="fr1" draw:name="Image2" text:anchor-type="paragraph" svg:width="10.1854in" svg:height="6.1319in" draw:z-index="1"><draw:image xlink:href="Pictures/1000000000000780000004387D2A35B61C5D7DD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0T15:09:31.612000000</meta:creation-date>
    <dc:date>2020-08-20T15:16:27.190000000</dc:date>
    <meta:editing-duration>PT2M49S</meta:editing-duration>
    <meta:editing-cycles>2</meta:editing-cycles>
    <meta:generator>LibreOffice/6.3.2.2$Windows_X86_64 LibreOffice_project/98b30e735bda24bc04ab42594c85f7fd8be07b9c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